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onospace" svg:font-family="Monospace"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9403in" style:rel-column-width="9207*"/>
    </style:style>
    <style:style style:name="Table1.B" style:family="table-column">
      <style:table-column-properties style:column-width="5.7521in" style:rel-column-width="5632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9403in" style:rel-column-width="9207*"/>
    </style:style>
    <style:style style:name="Table3.B" style:family="table-column">
      <style:table-column-properties style:column-width="5.7521in" style:rel-column-width="5632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9403in" style:rel-column-width="9207*"/>
    </style:style>
    <style:style style:name="Table2.B" style:family="table-column">
      <style:table-column-properties style:column-width="5.7521in" style:rel-column-width="5632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style="italic" style:font-style-asian="italic" style:font-style-complex="italic"/>
    </style:style>
    <style:style style:name="P9" style:family="paragraph" style:parent-style-name="Standard">
      <style:paragraph-properties fo:break-before="page"/>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font-weight="bold" style:font-weight-asian="bold" style:font-weight-complex="bold"/>
    </style:style>
    <style:style style:name="P12" style:family="paragraph" style:parent-style-name="Caption">
      <style:text-properties fo:font-style="normal" style:font-style-asian="normal" style:font-style-complex="normal"/>
    </style:style>
    <style:style style:name="P13" style:family="paragraph" style:parent-style-name="Heading_20_2">
      <style:text-properties fo:font-weight="bold" style:font-weight-asian="bold" style:font-weight-complex="bold"/>
    </style:style>
    <style:style style:name="P14" style:family="paragraph" style:parent-style-name="Heading_20_2">
      <style:text-properties fo:font-style="normal" style:font-style-asian="normal" style:font-style-complex="normal"/>
    </style:style>
    <style:style style:name="P15" style:family="paragraph" style:parent-style-name="Heading_20_2">
      <style:text-properties fo:font-style="normal" fo:font-weight="bold" style:font-style-asian="normal" style:font-weight-asian="bold" style:font-style-complex="normal" style:font-weight-complex="bold"/>
    </style:style>
    <style:style style:name="P16" style:family="paragraph" style:parent-style-name="Standard">
      <style:text-properties style:font-name="Monospace" fo:font-size="9pt" style:font-size-asian="9pt" style:font-size-complex="9pt"/>
    </style:style>
    <style:style style:name="P17" style:family="paragraph" style:parent-style-name="Standard">
      <style:paragraph-properties fo:margin-left="0.4925in" fo:margin-right="0in"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18"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9" style:family="paragraph" style:parent-style-name="Standard">
      <style:paragraph-properties fo:margin-left="0.4925in" fo:margin-right="0in" fo:text-align="start" style:justify-single-word="false" fo:text-indent="0in" style:auto-text-indent="false" style:text-autospace="none"/>
      <style:text-properties fo:color="#000033" style:font-name="Monospace" fo:font-size="9pt" style:font-name-asian="Monospace" style:font-size-asian="9pt" style:font-name-complex="Monospace" style:font-size-complex="9pt"/>
    </style:style>
    <style:style style:name="P20" style:family="paragraph" style:parent-style-name="Standard">
      <style:paragraph-properties fo:margin-left="0.4925in" fo:margin-right="0in" fo:text-align="start" style:justify-single-word="false" fo:text-indent="0in" style:auto-text-indent="false" style:text-autospace="none"/>
      <style:text-properties fo:color="#009f00" style:font-name="Monospace" fo:font-size="9pt" style:font-name-asian="Monospace" style:font-size-asian="9pt" style:font-name-complex="Monospace" style:font-size-complex="9pt"/>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2">
      <style:text-properties fo:font-style="normal" fo:font-weight="normal" style:font-style-asian="normal" style:font-weight-asian="normal" style:font-style-complex="normal" style:font-weight-complex="normal"/>
    </style:style>
    <style:style style:name="P25" style:family="paragraph" style:parent-style-name="Text_20_body" style:list-style-name="L2">
      <style:text-properties fo:font-style="normal" fo:font-weight="normal" style:font-style-asian="normal" style:font-weight-asian="normal" style:font-style-complex="normal" style:font-weight-complex="normal"/>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color="#800000" fo:font-style="normal" fo:font-weight="normal" style:font-style-asian="normal" style:font-weight-asian="normal" style:font-style-complex="normal" style:font-weight-complex="normal"/>
    </style:style>
    <style:style style:name="P67" style:family="paragraph" style:parent-style-name="Table_20_Contents" style:list-style-name="L8"/>
    <style:style style:name="P68" style:family="paragraph" style:parent-style-name="Table_20_Contents" style:list-style-name="L9"/>
    <style:style style:name="P69" style:family="paragraph" style:parent-style-name="Table_20_Contents" style:list-style-name="L9"/>
    <style:style style:name="P70" style:family="paragraph" style:parent-style-name="Table_20_Contents" style:list-style-name="L9"/>
    <style:style style:name="P71" style:family="paragraph" style:parent-style-name="Table_20_Contents" style:list-style-name="L10"/>
    <style:style style:name="P72" style:family="paragraph" style:parent-style-name="Table_20_Contents" style:list-style-name="L10"/>
    <style:style style:name="P73" style:family="paragraph" style:parent-style-name="Table_20_Contents" style:list-style-name="L10"/>
    <style:style style:name="P74" style:family="paragraph" style:parent-style-name="Table_20_Contents" style:list-style-name="L10"/>
    <style:style style:name="P75" style:family="paragraph" style:parent-style-name="Table_20_Contents" style:list-style-name="L10"/>
    <style:style style:name="P76" style:family="paragraph" style:parent-style-name="Table_20_Contents" style:list-style-name="L11"/>
    <style:style style:name="P77" style:family="paragraph" style:parent-style-name="Table_20_Contents" style:list-style-name="L1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Nimbus Mono L"/>
    </style:style>
    <style:style style:name="T8" style:family="text">
      <style:text-properties style:font-name="Nimbus Mono L" fo:font-style="normal" style:font-style-asian="normal" style:font-style-complex="normal"/>
    </style:style>
    <style:style style:name="T9" style:family="text">
      <style:text-properties style:font-name="Nimbus Mono L" fo:font-style="normal" fo:font-weight="normal" style:font-style-asian="normal" style:font-weight-asian="normal" style:font-style-complex="normal" style:font-weight-complex="normal"/>
    </style:style>
    <style:style style:name="T10" style:family="text">
      <style:text-properties fo:color="#7f007f" fo:font-style="italic" style:font-style-asian="italic" style:font-style-complex="italic"/>
    </style:style>
    <style:style style:name="T11" style:family="text">
      <style:text-properties fo:color="#000033"/>
    </style:style>
    <style:style style:name="T12" style:family="text">
      <style:text-properties fo:color="#000033" fo:font-style="normal" style:font-style-asian="normal" style:font-style-complex="normal"/>
    </style:style>
    <style:style style:name="T13" style:family="text">
      <style:text-properties fo:color="#00007f" fo:font-style="italic" style:font-style-asian="italic" style:font-style-complex="italic"/>
    </style:style>
    <style:style style:name="T14" style:family="text">
      <style:text-properties fo:color="#009f0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7">pariah-site</text:span> Specification</text:h>
      <text:h text:style-name="Heading_20_2" text:outline-level="2"><text:span text:style-name="T2">Section 1 - </text:span>Introduction</text:h>
      <text:p text:style-name="P6">Welcome to the <text:span text:style-name="T7">pariah-site</text:span> specification. The purpose of this document is to state clearly the ideas manifested in the <text:span text:style-name="T7">pariah-site</text:span> project. This is not a be-all and end-all specification (of the waterfall persuasion) – in fact, as I'm writing this introduction, I've already written a decent portion of the project. This document will evolve as the project evolves, but should be able to give a person unacquainted with the project enough information to understand the system, and the various oddities regarding the system (such as the name).</text:p>
      <text:p text:style-name="P6">Editors note: the following is fairly windy and unimportant. Much speaking of passion and romance and our overwhelming love for what we do. I was in a funny mood. You can skip to section 2 without missing anything important.</text:p>
      <text:h text:style-name="Heading_20_2" text:outline-level="2">The Name</text:h>
      <text:p text:style-name="Text_20_body">“pariah-site” follows our time honoured naming convention, whereby any project produced by Pariah (the name of our company at the time of writing) <text:span text:style-name="T3">for</text:span><text:span text:style-name="T5"> Pariah is prefixed with the word “pariah”. The repository is actually called “zendsite” at the moment, because originally I was trying out the Zend framework. But when I finally get around to cleaning up our repositories I will rename it “pariah-site”.</text:span></text:p>
      <text:p text:style-name="Text_20_body"><text:span text:style-name="T5">The project itself is called </text:span><text:span text:style-name="T8">pariah-site</text:span><text:span text:style-name="T5">.</text:span></text:p>
      <text:p text:style-name="P4">Additionally, the company name is scheduled for demolition and when we think of a better name all pariah- projects will be renamed accordingly.</text:p>
      <text:h text:style-name="Heading_20_2" text:outline-level="2">The Concept</text:h>
      <text:p text:style-name="Text_20_body">We here at Pariah are a busy lot. We love doing what we do, which is engineering software. I say engineering because our passion lies in the original sense of the word, creating. We are dreamers and romantics, we dream of a better world – one in which all software is open, and programmers are worshipped as the gods they are.</text:p>
      <text:p text:style-name="Text_20_body">No-one in history has ever been closer to god-hood than software engineers. We dream of something that doesn't exist, and we give it life. We create it from nothing. Sadly, it usually takes us longer than seven days.</text:p>
      <text:p text:style-name="Text_20_body">Anyway, we create. What we create isn't always software. It is the process of creating, making what we dream into reality, that draws us. So we do it a lot.</text:p>
      <text:p text:style-name="Text_20_body">At any one time, you can expect us to have at least ten projects currently in production. And we will discuss and design and implement and discuss and drink and get angry and redesign and wake up hung over and try to salvage what we can and reimplement and redesign and generally work towards a good solution. So far, only two projects have ever reached completion.</text:p>
      <text:p text:style-name="Text_20_body">The purpose of this site is to provide:</text:p>
      <text:list text:style-name="L1">
        <text:list-item>
          <text:p text:style-name="P21">A portfolio of our finished works</text:p>
        </text:list-item>
        <text:list-item>
          <text:p text:style-name="P21">A system to manage our projects which are underdevelopment</text:p>
        </text:list-item>
        <text:list-item>
          <text:p text:style-name="P21">A forum for discussion of current projects, future projects, proposed projects and the like</text:p>
        </text:list-item>
      </text:list>
      <text:p text:style-name="Text_20_body">I want each project to have its own section, with news, information on the team working on it - which gives each member their own blog specific to that project (among other things) – information on the status of the project, it's timeline, source code, related projects, documentation etc.</text:p>
      <text:p text:style-name="Text_20_body">Clearly it's a big job.</text:p>
      <text:p text:style-name="Standard">In addition, <text:span text:style-name="T7">pariah-site</text:span> itself is an important project. It needs a working, extensible content management system which can be reused for other sites (I want to move us into web development also).</text:p>
      <text:p text:style-name="Standard"/>
      <text:h text:style-name="P11" text:outline-level="2">Section 2 – CMS Core</text:h>
      <text:p text:style-name="P5">This section defines the CMS and its core classes.</text:p>
      <text:h text:style-name="Heading_20_2" text:outline-level="2">CMS</text:h>
      <text:p text:style-name="P5">The CMS (Content Management System) will provide a way to access and manipulate content on the site, where the term “content” is used in the most general sense to mean anything in the domain of the site. That is, actual content – like news articles and projects – and more abstract content, like users, profiles and the site itself.</text:p>
      <text:p text:style-name="P5">At the lowest level, CMSes are generally designed to follow the MVC (Model-View-Controller) design pattern, in which the logic for controlling the system and it's interactions are separated from the logic for displaying content in the system and the logic for the content in the system.</text:p>
      <text:p text:style-name="P5">The Zend framework, which I'm using in this project, has already done most of the work for the V and C, leaving the M to me.</text:p>
      <text:h text:style-name="P13" text:outline-level="2">Model</text:h>
      <text:p text:style-name="P5">Definition: <text:span text:style-name="T3">a model is a representation of content in the domain of the site.</text:span></text:p>
      <text:p text:style-name="P5"><text:span text:style-name="T5">The </text:span><text:span text:style-name="T8">Model</text:span><text:span text:style-name="T5"> class provides a base class for dealing with all models – users, projects, blogs etc. This comes down to the definition of properties in the model, and accessors to manipulate those properties.</text:span></text:p>
      <text:p text:style-name="P5"><text:span text:style-name="T5">As a base class, </text:span><text:span text:style-name="T8">Model</text:span><text:span text:style-name="T5"> is intended to be extended. A simple subclass will simply define the properties of the model, while a more complex one will define custom accessor methods – and any other methods necessary for the model.</text:span></text:p>
      <text:p text:style-name="P66">EDIT: this is out of date</text:p>
      <text:section text:style-name="Sect1" text:name="Example 1">
        <text:p text:style-name="P17"><text:span text:style-name="T10">class</text:span><text:span text:style-name="T5"> </text:span><text:span text:style-name="T12">BlogArticle</text:span><text:span text:style-name="T5"> </text:span><text:span text:style-name="T10">extends</text:span><text:span text:style-name="T5"> </text:span><text:span text:style-name="T12">Model</text:span></text:p>
        <text:p text:style-name="P19">{</text:p>
        <text:p text:style-name="P18"><text:span text:style-name="T10"><text:tab/>protected</text:span> <text:span text:style-name="T13">$fields</text:span> <text:span text:style-name="T11">=</text:span> <text:span text:style-name="T10">array</text:span><text:span text:style-name="T11">(</text:span></text:p>
        <text:p text:style-name="P18"><text:span text:style-name="T14"><text:tab/><text:tab/>'title'</text:span><text:span text:style-name="T11">,</text:span></text:p>
        <text:p text:style-name="P18"><text:span text:style-name="T14"><text:tab/><text:tab/>'author'</text:span><text:span text:style-name="T11">,</text:span></text:p>
        <text:p text:style-name="P18"><text:span text:style-name="T14"><text:tab/><text:tab/>'created'</text:span><text:span text:style-name="T11">,</text:span></text:p>
        <text:p text:style-name="P18"><text:span text:style-name="T14"><text:tab/><text:tab/>'body'</text:span><text:span text:style-name="T11">,</text:span></text:p>
        <text:p text:style-name="P18"><text:span text:style-name="T14"><text:tab/><text:tab/>'teaser'</text:span><text:span text:style-name="T11">,</text:span></text:p>
        <text:p text:style-name="P20"><text:tab/><text:tab/>'date'</text:p>
        <text:p text:style-name="P19"><text:tab/>);</text:p>
        <text:p text:style-name="P19">}</text:p>
      </text:section>
      <text:p text:style-name="Caption"><text:span text:style-name="T5">Example 1. The code for the </text:span><text:span text:style-name="T8">BlogArticle</text:span><text:span text:style-name="T5"> class.</text:span></text:p>
      <text:p text:style-name="Text_20_body"><text:span text:style-name="T5">In this example, the </text:span><text:span text:style-name="T8">BlogArticle</text:span><text:span text:style-name="T5"> class defines it's properties as an array in the </text:span><text:span text:style-name="T8">$fields</text:span><text:span text:style-name="T5"> data member. The </text:span><text:span text:style-name="T8">Model</text:span><text:span text:style-name="T5"> base class provides the </text:span><text:span text:style-name="T8">__call</text:span><text:span text:style-name="T5"> magic function, which will interpret methods in the form “</text:span><text:span text:style-name="T8">getX</text:span><text:span text:style-name="T5">” and “</text:span><text:span text:style-name="T8">setX</text:span><text:span text:style-name="T5">” and provide default accessors to properties in this field.</text:span></text:p>
      <text:p text:style-name="P5"><text:span text:style-name="T5">Note: this array is intended for properties inherent in the model. It is assumed by classes such as </text:span><text:span text:style-name="T8">ModelTable</text:span><text:span text:style-name="T5"> that properties listed in this array should be saved and loaded.</text:span></text:p>
      <text:h text:style-name="P14" text:outline-level="2">ModelTable</text:h>
      <text:p text:style-name="P2"><text:span text:style-name="T6">Definition: </text:span><text:span text:style-name="T4">a ModelTable represents a database table used to store models.</text:span></text:p>
      <text:p text:style-name="P2"><text:span text:style-name="T6">The </text:span><text:span text:style-name="T9">ModelTable</text:span><text:span text:style-name="T6"> class provides a base class for storing and retrieving models in a table. Several assumptions are made about the models and the table, in order to make the process manageable. These follow.</text:span></text:p>
      <text:list text:style-name="L2">
        <text:list-item>
          <text:p text:style-name="P24">Every record in the table corresponds exactly to one model</text:p>
        </text:list-item>
        <text:list-item>
          <text:p text:style-name="P24">The table has an 'id' field, which is unique for every record</text:p>
        </text:list-item>
        <text:list-item>
          <text:p text:style-name="P26"><text:span text:style-name="T6">Every property listed in the </text:span><text:span text:style-name="T9">$fields</text:span><text:span text:style-name="T6"> array of the model corresponds to a table column</text:span></text:p>
        </text:list-item>
      </text:list>
      <text:p text:style-name="P2"><text:span text:style-name="T9">ModelTable</text:span><text:span text:style-name="T6"> provides three basic operations: load, save and delete. In addition, it provides the loadWhere function, which enables developers to specify which models to load, and will return a set of models, rather that a single model (as in load). These functions are covered in greater detail in the API documentation. You </text:span><text:soft-page-break/><text:span text:style-name="T6">should note, however, that properties listed in the fields array will be transformed from camelCase to underscore_separated_lowercase for use in the database.</text:span></text:p>
      <text:p text:style-name="P2"><text:span text:style-name="T9">ModelTable</text:span><text:span text:style-name="T6">, like </text:span><text:span text:style-name="T9">Model</text:span><text:span text:style-name="T6">, is highly extensible and should certainly be subclassed for more specificity. It is, however, possible to use </text:span><text:span text:style-name="T9">ModelTable</text:span><text:span text:style-name="T6"> without subclassing it, by passing the model name to the constructor. The table can then infer all the information needed to load and save the model from the model class.</text:span></text:p>
      <text:h text:style-name="P15" text:outline-level="2">CompositeModel</text:h>
      <text:p text:style-name="Text_20_body"><text:span text:style-name="T6">Definition: </text:span><text:span text:style-name="T4">a composite model is a model which contains other models.</text:span></text:p>
      <text:p text:style-name="P5">The <text:span text:style-name="T7">CompositeModel</text:span> class extends the <text:span text:style-name="T7">Model</text:span> base, implementing the Composite design pattern. Each <text:span text:style-name="T7">CompositeModel</text:span> may contain zero or more <text:span text:style-name="T7">Model</text:span>s. Since <text:span text:style-name="T7">CompositeModel</text:span> is a subclass of <text:span text:style-name="T7">Model</text:span>, this means that they may also be <text:span text:style-name="T7">CompositeModel</text:span>s.</text:p>
      <text:p text:style-name="P5">In order for certain automatic processes to function, it becomes necessary to define the structure of a composite model in terms of its components. A <text:span text:style-name="T7">Blog</text:span>, for example, is formed by a one-to-many relationship between a <text:span text:style-name="T7">Blog</text:span> and <text:span text:style-name="T7">BlogArticle</text:span>s. For this we have the <text:span text:style-name="T7">$structure</text:span> property, which follows the same train of thought as the <text:span text:style-name="T7">$fields</text:span> property.</text:p>
      <text:p text:style-name="P5"><text:span text:style-name="T7">$structure</text:span> is an array of component types in the component. It is possible to add other component types to the composite, simply by (ab)using the <text:span text:style-name="T7">addComponent</text:span> functions. The array should be in the following form:</text:p>
      <text:p text:style-name="P5"/>
      <text:section text:style-name="Sect1" text:name="Example 2">
        <text:p text:style-name="P17"><text:span text:style-name="T13">$structure</text:span> <text:span text:style-name="T11">=</text:span> <text:span text:style-name="T10">array</text:span><text:span text:style-name="T11">(</text:span></text:p>
        <text:p text:style-name="P18"><text:span text:style-name="T11"><text:tab/>component</text:span> <text:span text:style-name="T11">type</text:span> <text:span text:style-name="T11">=&gt;</text:span> <text:span text:style-name="T11">relationship</text:span></text:p>
        <text:p text:style-name="P19">);</text:p>
      </text:section>
      <text:p text:style-name="P12">Example 2. $structure array format.</text:p>
      <text:p text:style-name="Text_20_body">Where “component type” is the name of the component class, a string, and relationship is one of the relationship constants in the <text:span text:style-name="T7">CompositeModel</text:span> class (E.g. <text:span text:style-name="T7">CompositeModel::REL_ONETOMANY</text:span>).</text:p>
      <text:p text:style-name="Text_20_body">If no relationship is specified, one-to-many is assumed.</text:p>
      <text:p text:style-name="Text_20_body">The following relationships are meaningful for composites:</text:p>
      <text:list text:style-name="L3">
        <text:list-item>
          <text:p text:style-name="P27">One-to-One: for each composite, there is only one component, and vice versa.</text:p>
        </text:list-item>
        <text:list-item>
          <text:p text:style-name="P27">One-to-many: for each composite, there are many components. For each component, there is only one composite.</text:p>
        </text:list-item>
        <text:list-item>
          <text:p text:style-name="P27">Many-to-one: for each composite, there is only one component. For each component, there are many composites.</text:p>
        </text:list-item>
        <text:list-item>
          <text:p text:style-name="P27">Many-to-many: for each composite, there are many components. For each component, there are many composites.</text:p>
        </text:list-item>
      </text:list>
      <text:p text:style-name="Text_20_body">Mostly this affects the way the <text:span text:style-name="T7">CompositeModel</text:span> and its components are stored.</text:p>
      <text:section text:style-name="Sect1" text:name="Example 3">
        <text:p text:style-name="P17"><text:span text:style-name="T10">class</text:span> <text:span text:style-name="T11">Blog</text:span> <text:span text:style-name="T10">extends</text:span> <text:span text:style-name="T11">CompositeModel</text:span></text:p>
        <text:p text:style-name="P19">{</text:p>
        <text:p text:style-name="P18"><text:span text:style-name="T10"><text:tab/>protected</text:span> <text:span text:style-name="T13">$fields</text:span> <text:span text:style-name="T11">=</text:span> <text:span text:style-name="T10">array</text:span><text:span text:style-name="T11">(</text:span></text:p>
        <text:p text:style-name="P20"><text:tab/><text:tab/>'title'</text:p>
        <text:p text:style-name="P19"><text:tab/>);</text:p>
        <text:p text:style-name="P18"><text:span text:style-name="T10"><text:tab/>protected</text:span> <text:span text:style-name="T13">$structure</text:span> <text:span text:style-name="T11">=</text:span> <text:span text:style-name="T10">array</text:span><text:span text:style-name="T11">(</text:span></text:p>
        <text:p text:style-name="P20"><text:tab/><text:tab/>'BlogArticle'</text:p>
        <text:p text:style-name="P19"><text:tab/>);</text:p>
        <text:p text:style-name="P19">}</text:p>
      </text:section>
      <text:p text:style-name="Caption">Example 3. The code for the <text:span text:style-name="T7">Blog</text:span> composite model class.</text:p>
      <text:h text:style-name="Heading_20_2" text:outline-level="2">CompositeModelTable</text:h>
      <text:p text:style-name="Text_20_body">&lt;Put information here&gt;</text:p>
      <text:p text:style-name="Text_20_body">How CompositeModeltable handles composite-component relationships:</text:p>
      <text:list text:style-name="L4">
        <text:list-item>
          <text:p text:style-name="P31">One-to-one: composite-&gt;component_id</text:p>
        </text:list-item>
        <text:list-item>
          <text:p text:style-name="P31">One-to-many: component-&gt;composite_id</text:p>
        </text:list-item>
        <text:list-item>
          <text:p text:style-name="P31"><text:soft-page-break/>Many-to-one: composite-&gt;component_id</text:p>
        </text:list-item>
        <text:list-item>
          <text:p text:style-name="P31">Many-to-many: <text:span text:style-name="T1">composite-&gt;component_ids (CSV)</text:span></text:p>
        </text:list-item>
      </text:list>
      <text:p text:style-name="P5">Where composite-&gt;component_id means that the CompositeTable will seek the ID of the component in the record for the composite, in the field named “component_id”, in which the “component” is replaced with the name of the component class.</text:p>
      <text:p text:style-name="P5">CSV stands for Comma Separated Values.</text:p>
      <text:h text:style-name="Heading_20_2" text:outline-level="2">Inflector</text:h>
      <text:p text:style-name="Text_20_body">Definition: <text:span text:style-name="T3">an inflector is a class responsible for interpreting a given string, prior to inflecting it (changing its Inflection).</text:span></text:p>
      <text:p text:style-name="Text_20_body"><text:span text:style-name="T5">The </text:span><text:span text:style-name="T8">Inflector</text:span><text:span text:style-name="T5"> performs the first part in the inflection process, which is interpreting a given string. Most of the time, the </text:span><text:span text:style-name="T8">Inflector</text:span><text:span text:style-name="T5"> will split the string into an array of words, or components at any rate. </text:span><text:span text:style-name="T8">Inflection</text:span><text:span text:style-name="T5">s will then be applied to the result – progressively – to form the final, inflected, product.</text:span></text:p>
      <text:p text:style-name="P4"/>
      <text:section text:style-name="Sect1" text:name="Example 4">
        <text:p text:style-name="P16">$inflector = new Inflector();</text:p>
        <text:p text:style-name="P16">$inflector-&gt;CamelCase(“someCamelCase”, array( 'LowerCase', 'StringSeparated ) );</text:p>
      </text:section>
      <text:p text:style-name="Caption"><text:span text:style-name="T5">Example 4. An example of using the </text:span><text:span text:style-name="T8">Inflector</text:span><text:span text:style-name="T5"> class, this code will result in “some_camel_case”.</text:span></text:p>
      <text:h text:style-name="Heading_20_2" text:outline-level="2">Inflection</text:h>
      <text:p text:style-name="Text_20_body">Definition: <text:span text:style-name="T3">an inflection is a class responsible for transforming a string, or array of strings.</text:span></text:p>
      <text:p text:style-name="Text_20_body">See API docs.</text:p>
      <text:h text:style-name="P10" text:outline-level="2">Section 3 – Models</text:h>
      <text:p text:style-name="Text_20_body">This section lists the models used in the CMS.</text:p>
      <text:h text:style-name="Heading_20_2" text:outline-level="2">Access Control Model</text:h>
      <text:p text:style-name="Text_20_body">Definitions:</text:p>
      <text:list text:style-name="L5">
        <text:list-item>
          <text:p text:style-name="P35"><text:span text:style-name="T1">A </text:span><text:span text:style-name="T2">subject</text:span><text:span text:style-name="T1"> is an entity responsible for an action.</text:span></text:p>
        </text:list-item>
        <text:list-item>
          <text:p text:style-name="P35"><text:span text:style-name="T1">An </text:span><text:span text:style-name="T2">object</text:span><text:span text:style-name="T1"> is something upon which an action is performed.</text:span></text:p>
        </text:list-item>
        <text:list-item>
          <text:p text:style-name="P35"><text:span text:style-name="T1">An </text:span><text:span text:style-name="T2">action</text:span><text:span text:style-name="T1"> represents an access controlled interaction between some subject and some object.</text:span></text:p>
        </text:list-item>
        <text:list-item>
          <text:p text:style-name="P35">A <text:span text:style-name="T2">role</text:span><text:span text:style-name="T1"> is adopted by a subject in order to perform certain actions</text:span></text:p>
        </text:list-item>
        <text:list-item>
          <text:p text:style-name="P35"><text:span text:style-name="T1">A </text:span><text:span text:style-name="T2">rule</text:span><text:span text:style-name="T1"> allows or denies a set of roles to perform a set of actions</text:span></text:p>
        </text:list-item>
      </text:list>
      <text:p text:style-name="P3"/>
      <text:p text:style-name="P9"/>
      <text:h text:style-name="P1" text:outline-level="1">Pariah-Site Plan</text:h>
      <text:p text:style-name="Text_20_body">Table of Contents:</text:p>
      <text:list text:style-name="L6">
        <text:list-item>
          <text:p text:style-name="P40">Site Structure</text:p>
        </text:list-item>
        <text:list-item>
          <text:p text:style-name="P40">User Domain</text:p>
        </text:list-item>
        <text:list-item>
          <text:p text:style-name="P40">Site Domain</text:p>
        </text:list-item>
        <text:list-item>
          <text:p text:style-name="P40">Design</text:p>
        </text:list-item>
      </text:list>
      <text:p text:style-name="Text_20_body"/>
      <text:h text:style-name="Heading_20_2" text:outline-level="2">Site Structure</text:h>
      <text:p text:style-name="Text_20_body">The site will be divided up into conceptual sections, with some small overlap where the borders are blurred. The sections are as follows.</text:p>
      <text:list text:style-name="L7">
        <text:list-item>
          <text:p text:style-name="P44">Home – the index for the site, this page lists recent news, events and progress on the numerous projects we're working on at any given time.</text:p>
          <text:list>
            <text:list-item>
              <text:p text:style-name="P44">News – this page lists recent news.</text:p>
            </text:list-item>
            <text:list-item>
              <text:p text:style-name="P44">About PS – this page gives information about our company, Pariah Software.</text:p>
            </text:list-item>
          </text:list>
        </text:list-item>
        <text:list-item>
          <text:p text:style-name="P44">Projects – this page lists news about projects, ideas, popular discussions, and noteworthy blog entries. General stuff about all projects.</text:p>
          <text:list>
            <text:list-item>
              <text:p text:style-name="P44">Primary subsections link to current projects.</text:p>
            </text:list-item>
            <text:list-item>
              <text:p text:style-name="P44">Future projects – this page lists projects which have been accepted as viable, and are planned to be made in the future.</text:p>
            </text:list-item>
            <text:list-item>
              <text:p text:style-name="P44">Thinktank – this is an area where users can suggest ideas for projects which are then voted on by other users. Popular projects will be considered as candidates for future projects.</text:p>
            </text:list-item>
            <text:list-item>
              <text:p text:style-name="P44">Graveyard – this area lists projects which have been abandoned.</text:p>
            </text:list-item>
          </text:list>
        </text:list-item>
        <text:list-item>
          <text:p text:style-name="P44">People – this area is dedicated to the members of pariah software and the users of the site. The index page lists recently joined users, users who contribute the most, developers of note and other general people-related stuff.</text:p>
          <text:list>
            <text:list-item>
              <text:p text:style-name="P44">Pariah Software – this area lists the members of the company, with some information about each.</text:p>
            </text:list-item>
            <text:list-item>
              <text:p text:style-name="P44">Teams – this area lists existing teams, their members, purposes and involvement.</text:p>
            </text:list-item>
            <text:list-item>
              <text:p text:style-name="P44">Members – this area is dedicated to users of the site. The index page allows you to search for a particular member.</text:p>
              <text:list>
                <text:list-item>
                  <text:p text:style-name="P44">Profiles – this page allows you to search for and view members' profiles.</text:p>
                </text:list-item>
                <text:list-item>
                  <text:p text:style-name="P44">Blogs – user blogs</text:p>
                </text:list-item>
              </text:list>
            </text:list-item>
          </text:list>
        </text:list-item>
        <text:list-item>
          <text:p text:style-name="P44">Collaboration – this area is intended to encourage collaboration. It is not so much an area in its own right, but a collection of links to other areas. The index page should summarise recent ideas (thinktank), project news (projects), popular forum posts (forums), popular blog articles (user blogs) and anything else I think of.</text:p>
          <text:list>
            <text:list-item>
              <text:p text:style-name="P44">Forums</text:p>
            </text:list-item>
            <text:list-item>
              <text:p text:style-name="P44">Ideas</text:p>
            </text:list-item>
            <text:list-item>
              <text:p text:style-name="P44">Suggest a project</text:p>
            </text:list-item>
          </text:list>
        </text:list-item>
        <text:list-item>
          <text:p text:style-name="P44">Contact Us – a page providing details about contacting Pariah Software</text:p>
        </text:list-item>
        <text:list-item>
          <text:p text:style-name="P44">Portfolio – this section lists finished projects (or projects nearing completion), which have been marked as portfolio-worthy. The index page will contain a summary.</text:p>
          <text:list>
            <text:list-item>
              <text:p text:style-name="P44">Subsections will link to projects</text:p>
            </text:list-item>
          </text:list>
        </text:list-item>
      </text:list>
      <text:p text:style-name="Text_20_body"><text:soft-page-break/></text:p>
      <text:h text:style-name="Heading_20_2" text:outline-level="2">User Domain</text:h>
      <text:p text:style-name="Text_20_body">Read the Site Structure section first, for a brief overview of the user domain.</text:p>
      <text:p text:style-name="P2">Name: Blog</text:p>
      <text:p text:style-name="P2">Description:</text:p>
      <table:table table:name="Table1" table:style-name="Table1">
        <table:table-column table:style-name="Table1.A"/>
        <table:table-column table:style-name="Table1.B"/>
        <table:table-row>
          <table:table-cell table:style-name="Table1.A1" office:value-type="string">
            <text:p text:style-name="P7">Name:</text:p>
          </table:table-cell>
          <table:table-cell table:style-name="Table1.B1" office:value-type="string">
            <text:p text:style-name="Table_20_Contents">Blog</text:p>
          </table:table-cell>
        </table:table-row>
        <table:table-row>
          <table:table-cell table:style-name="Table1.A2" office:value-type="string">
            <text:p text:style-name="P7">Description:</text:p>
          </table:table-cell>
          <table:table-cell table:style-name="Table1.B2" office:value-type="string">
            <text:p text:style-name="P8">A collection of news articles.</text:p>
          </table:table-cell>
        </table:table-row>
        <table:table-row>
          <table:table-cell table:style-name="Table1.A2" office:value-type="string">
            <text:p text:style-name="P7">Properties:</text:p>
          </table:table-cell>
          <table:table-cell table:style-name="Table1.B2" office:value-type="string">
            <text:list text:style-name="L8">
              <text:list-item>
                <text:p text:style-name="P67">name: string</text:p>
              </text:list-item>
            </text:list>
          </table:table-cell>
        </table:table-row>
        <table:table-row>
          <table:table-cell table:style-name="Table1.A2" office:value-type="string">
            <text:p text:style-name="P7">Methods:</text:p>
          </table:table-cell>
          <table:table-cell table:style-name="Table1.B2" office:value-type="string">
            <text:list text:style-name="L9">
              <text:list-item>
                <text:p text:style-name="P68">View</text:p>
              </text:list-item>
              <text:list-item>
                <text:p text:style-name="P68">Edit</text:p>
              </text:list-item>
              <text:list-item>
                <text:p text:style-name="P68">Add (article)</text:p>
              </text:list-item>
            </text:list>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7">Name:</text:p>
          </table:table-cell>
          <table:table-cell table:style-name="Table3.B1" office:value-type="string">
            <text:p text:style-name="Table_20_Contents">Article</text:p>
          </table:table-cell>
        </table:table-row>
        <table:table-row>
          <table:table-cell table:style-name="Table3.A2" office:value-type="string">
            <text:p text:style-name="P7">Description:</text:p>
          </table:table-cell>
          <table:table-cell table:style-name="Table3.B2" office:value-type="string">
            <text:p text:style-name="P8">A news article.</text:p>
          </table:table-cell>
        </table:table-row>
        <table:table-row>
          <table:table-cell table:style-name="Table3.A2" office:value-type="string">
            <text:p text:style-name="P7">Properties:</text:p>
          </table:table-cell>
          <table:table-cell table:style-name="Table3.B2" office:value-type="string">
            <text:list text:style-name="L10">
              <text:list-item>
                <text:p text:style-name="P71">Title</text:p>
              </text:list-item>
              <text:list-item>
                <text:p text:style-name="P71">author</text:p>
              </text:list-item>
              <text:list-item>
                <text:p text:style-name="P71">body</text:p>
              </text:list-item>
              <text:list-item>
                <text:p text:style-name="P71">teaser</text:p>
              </text:list-item>
              <text:list-item>
                <text:p text:style-name="P71">creation date</text:p>
              </text:list-item>
            </text:list>
          </table:table-cell>
        </table:table-row>
        <table:table-row>
          <table:table-cell table:style-name="Table3.A2" office:value-type="string">
            <text:p text:style-name="P7">Methods:</text:p>
          </table:table-cell>
          <table:table-cell table:style-name="Table3.B2" office:value-type="string">
            <text:list text:style-name="L11">
              <text:list-item>
                <text:p text:style-name="P76">View</text:p>
              </text:list-item>
              <text:list-item>
                <text:p text:style-name="P76">Edit</text:p>
              </text:list-item>
            </text:list>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7">Name:</text:p>
          </table:table-cell>
          <table:table-cell table:style-name="Table2.B1" office:value-type="string">
            <text:p text:style-name="Table_20_Contents"/>
          </table:table-cell>
        </table:table-row>
        <table:table-row>
          <table:table-cell table:style-name="Table2.A2" office:value-type="string">
            <text:p text:style-name="P7">Description:</text:p>
          </table:table-cell>
          <table:table-cell table:style-name="Table2.B2" office:value-type="string">
            <text:p text:style-name="P8"/>
          </table:table-cell>
        </table:table-row>
        <table:table-row>
          <table:table-cell table:style-name="Table2.A2" office:value-type="string">
            <text:p text:style-name="P7">Properties:</text:p>
          </table:table-cell>
          <table:table-cell table:style-name="Table2.B2" office:value-type="string">
            <text:p text:style-name="Table_20_Contents"/>
          </table:table-cell>
        </table:table-row>
        <table:table-row>
          <table:table-cell table:style-name="Table2.A2" office:value-type="string">
            <text:p text:style-name="P7">Methods:</text:p>
          </table:table-cell>
          <table:table-cell table:style-name="Table2.B2" office:value-type="string">
            <text:p text:style-name="Table_20_Contents"/>
          </table:table-cell>
        </table:table-row>
      </table:table>
      <text:h text:style-name="Heading_20_2" text:outline-level="2">Site Domain</text:h>
      <text:h text:style-name="Heading_20_2" text:outline-level="2">Desig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2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8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William Madden</meta:initial-creator>
    <meta:creation-date>2008-01-21T20:45:37</meta:creation-date>
    <dc:creator>William Madden</dc:creator>
    <dc:date>2008-03-08T11:22:10</dc:date>
    <meta:editing-cycles>184</meta:editing-cycles>
    <meta:editing-duration>P7DT5H44M54S</meta:editing-duration>
    <meta:user-defined meta:name="Info 1"/>
    <meta:user-defined meta:name="Info 2"/>
    <meta:user-defined meta:name="Info 3"/>
    <meta:user-defined meta:name="Info 4"/>
    <meta:document-statistic meta:table-count="3" meta:image-count="0" meta:object-count="0" meta:page-count="7" meta:paragraph-count="169" meta:word-count="2089" meta:character-count="12752"/>
  </office:meta>
</office:document-meta>
</file>